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d4afa"/>
    </style:style>
    <style:style style:name="P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c79f7a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6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7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8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9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0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8pt" fo:language="en" fo:country="US" fo:font-weight="normal" officeooo:rsid="00d90c84" officeooo:paragraph-rsid="00d90c84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language="ru" fo:country="RU" fo:font-style="normal" fo:font-weight="bold" officeooo:paragraph-rsid="0087518e" style:font-size-asian="11pt" style:font-style-asian="normal" style:font-weight-asian="bold" style:font-name-complex="sans-serif" style:font-size-complex="11pt"/>
    </style:style>
    <style:style style:name="P1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language="ru" fo:country="RU" fo:font-style="normal" fo:font-weight="bold" officeooo:paragraph-rsid="0087518e" style:font-size-asian="11pt" style:language-asian="zxx" style:country-asian="none" style:font-style-asian="normal" style:font-weight-asian="bold" style:font-name-complex="sans-serif" style:font-size-complex="11pt" style:language-complex="zxx" style:country-complex="none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1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f3f9f1"/>
    </style:style>
    <style:style style:name="P1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1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style:font-name="Times New Roman1" fo:font-size="11pt" fo:language="ru" fo:country="RU" officeooo:paragraph-rsid="0087518e" style:font-size-asian="11pt" style:font-size-complex="11pt"/>
    </style:style>
    <style:style style:name="P19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language="ru" fo:country="RU" fo:font-style="normal" fo:font-weight="bold" officeooo:paragraph-rsid="0087518e" style:font-size-asian="11pt" style:language-asian="zxx" style:country-asian="none" style:font-style-asian="normal" style:font-weight-asian="bold" style:font-name-complex="sans-serif" style:font-size-complex="11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10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ebbacb" style:font-size-asian="14pt" style:font-style-asian="normal" style:font-weight-asian="normal" style:font-name-complex="Times New Roman"/>
    </style:style>
    <style:style style:name="T12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style:font-name="Times New Roman" fo:font-size="18pt" fo:letter-spacing="normal" fo:font-style="normal" fo:font-weight="normal" officeooo:rsid="00d4efef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fo:font-size="10pt" fo:letter-spacing="normal" fo:font-style="normal" fo:font-weight="bold" style:font-size-asian="10pt" style:font-style-asian="normal" style:font-weight-asian="bold" style:font-name-complex="sans-serif"/>
    </style:style>
    <style:style style:name="T17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18" style:family="text">
      <style:text-properties fo:font-variant="normal" fo:text-transform="none" fo:letter-spacing="normal" fo:font-style="normal" fo:font-weight="bold" style:font-style-asian="normal" style:font-weight-asian="bold" style:font-name-complex="sans-serif"/>
    </style:style>
    <style:style style:name="T19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"/>
    </style:style>
    <style:style style:name="T20" style:family="text">
      <style:text-properties officeooo:rsid="00d4efef"/>
    </style:style>
    <style:style style:name="T21" style:family="text">
      <style:text-properties officeooo:rsid="00f8f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анкт-Петербургский национальный исследовательский университет </text:p>
      <text:p text:style-name="P18"><text:span text:style-name="T18">информационных технологий, механики и оптики</text:span><text:span text:style-name="T19"><text:line-break/></text:span><text:span text:style-name="T18">(Университет ИТМО)</text:span><text:span text:style-name="T19"> </text:span><text:bookmark text:name="report_R98097615122270904"/></text:p>
      <text:p text:style-name="P14">Факультет программной инженерии и компьютерной техники</text:p>
      <text:p text:style-name="P19">Кафедра вычислительной техники</text:p>
      <text:p text:style-name="P17"/>
      <text:p text:style-name="P2"> </text:p>
      <text:p text:style-name="P2"> </text:p>
      <text:p text:style-name="P2"> </text:p>
      <text:p text:style-name="P2"> </text:p>
      <text:p text:style-name="P2"> </text:p>
      <text:p text:style-name="P3"><text:span text:style-name="T12">Лабораторная работа №</text:span><text:span text:style-name="T13"> </text:span><text:span text:style-name="T15">7</text:span></text:p>
      <text:p text:style-name="P4"><text:span text:style-name="T12">по </text:span><text:span text:style-name="T14">дисциплине </text:span></text:p>
      <text:p text:style-name="P1">«Языки системного программирования»</text:p>
      <text:p text:style-name="P5">«<text:span text:style-name="T20">Аллокатор памяти</text:span>»</text:p>
      <text:p text:style-name="P6"> </text:p>
      <text:p text:style-name="P6"> </text:p>
      <text:p text:style-name="P6"> </text:p>
      <text:p text:style-name="P6"> </text:p>
      <text:p text:style-name="P6"> </text:p>
      <text:p text:style-name="P9"><text:span text:style-name="T3">Выполнил<text:line-break/>студент </text:span><text:span text:style-name="T4">2</text:span><text:span text:style-name="T3"> курса,<text:line-break/>группы P3</text:span><text:span text:style-name="T4">2</text:span><text:span text:style-name="T3">00<text:line-break/>Cапожников Борис Константинович</text:span></text:p>
      <text:p text:style-name="P10"><text:span text:style-name="T5">Р</text:span><text:span text:style-name="T3">уководител</text:span><text:span text:style-name="T6">ь</text:span><text:span text:style-name="T3">:</text:span></text:p>
      <text:p text:style-name="P10"><text:span text:style-name="T7">кандидат технических наук</text:span> <text:span text:style-name="T3"><text:line-break/></text:span><text:span text:style-name="T7">Б</text:span><text:span text:style-name="T8">алакшин Павел Валерьевич</text:span></text:p>
      <text:p text:style-name="P7"/>
      <text:p text:style-name="P2"> </text:p>
      <text:p text:style-name="P2"> </text:p>
      <text:p text:style-name="P2"> </text:p>
      <text:p text:style-name="P2"> </text:p>
      <text:p text:style-name="P2"> </text:p>
      <text:p text:style-name="P16"> </text:p>
      <text:p text:style-name="P12"><text:span text:style-name="T9">Санкт-Петербург — 201</text:span><text:span text:style-name="T11">7</text:span></text:p>
      <text:p text:style-name="P8"><text:soft-page-break/>Текст исходной программы<text:span text:style-name="T1">:</text:span></text:p>
      <text:p text:style-name="P11">#include &lt;stdio.h&gt; </text:p>
      <text:p text:style-name="P11">#include &lt;unistd.h&gt; /*sysconf(_SC_PAGESIZE)*/</text:p>
      <text:p text:style-name="P11">#include &lt;string.h&gt; /*memmove*/</text:p>
      <text:p text:style-name="P11">#include "mem.h"</text:p>
      <text:p text:style-name="P11">#define _DEFAULT_SOURCE /* special for Zhirkov and Anonymous */</text:p>
      <text:p text:style-name="P11">#define MIN_MEM_SIZE 5 <text:tab/>/* should be positive */</text:p>
      <text:p text:style-name="P11"/>
      <text:p text:style-name="P11">void* map_somewhere( const size_t query );</text:p>
      <text:p text:style-name="P11">void* map_nearby( void* const addr, const size_t query );</text:p>
      <text:p text:style-name="P11">void* map_here( void* const addr, const size_t query );</text:p>
      <text:p text:style-name="P11">void block_init( mem_t* const block, void* const ptr, const size_t size, const int is_free );</text:p>
      <text:p text:style-name="P11">void* move_border( const size_t query );</text:p>
      <text:p text:style-name="P11">void* get_new_page( const size_t query );</text:p>
      <text:p text:style-name="P11">void* add_next( mem_t* const old_mem, mem_t* const new_mem, size_t query );</text:p>
      <text:p text:style-name="P11">void mark_page( mem_t* const mem );</text:p>
      <text:p text:style-name="P11">void* add_list_front( mem_t* const block);</text:p>
      <text:p text:style-name="P11"/>
      <text:p text:style-name="P11">static void* current_position;</text:p>
      <text:p text:style-name="P11">static void* current_border; </text:p>
      <text:p text:style-name="P11">static size_t page_size=0x1000;</text:p>
      <text:p text:style-name="P11">static mem_t* heap_start=NULL;</text:p>
      <text:p text:style-name="P11"/>
      <text:p text:style-name="P11">void* _malloc( size_t query )</text:p>
      <text:p text:style-name="P11">{</text:p>
      <text:p text:style-name="P11"><text:tab/>mem_t* ptr=heap_start;</text:p>
      <text:p text:style-name="P11"><text:tab/>mem_t* new_mem;</text:p>
      <text:p text:style-name="P11"/>
      <text:p text:style-name="P11"><text:tab/>if (query &lt;= 0)</text:p>
      <text:p text:style-name="P11"><text:tab/>{ /*invalid argument, so NULL returned*/</text:p>
      <text:p text:style-name="P11"><text:tab/><text:tab/>return NULL;</text:p>
      <text:p text:style-name="P11"><text:tab/>}</text:p>
      <text:p text:style-name="P11"><text:tab/></text:p>
      <text:p text:style-name="P11"><text:tab/>if(ptr==NULL) </text:p>
      <text:p text:style-name="P11"><text:tab/>{ /*this mean that it's a first call of malloc*/</text:p>
      <text:p text:style-name="P11"><text:tab/><text:tab/>printf("we will initialize it!!\n");</text:p>
      <text:p text:style-name="P11"><text:tab/><text:tab/>return heap_init(query);</text:p>
      <text:p text:style-name="P11"><text:tab/>}</text:p>
      <text:p text:style-name="P11"/>
      <text:p text:style-name="P11"><text:tab/>while(1){</text:p>
      <text:p text:style-name="P11"><text:tab/><text:tab/>if(ptr-&gt;is_free)</text:p>
      <text:p text:style-name="P11"><text:tab/><text:tab/>{</text:p>
      <text:p text:style-name="P11"><text:tab/><text:tab/><text:tab/>printf("free\n");</text:p>
      <text:p text:style-name="P11"><text:tab/><text:tab/><text:tab/>if(query&lt;ptr-&gt;capacity)</text:p>
      <text:p text:style-name="P11"><text:tab/><text:tab/><text:tab/>{</text:p>
      <text:p text:style-name="P11"><text:tab/><text:tab/><text:tab/><text:tab/>if((ptrdiff_t)(ptr-&gt;capacity-query-sizeof(mem_t))&gt;MIN_MEM_SIZE) </text:p>
      <text:p text:style-name="P11"><text:tab/><text:tab/><text:tab/><text:tab/>{</text:p>
      <text:p text:style-name="P11"><text:tab/><text:tab/><text:tab/><text:tab/><text:tab/>new_mem=(mem_t*)((char*)ptr+query+sizeof(mem_t));</text:p>
      <text:p text:style-name="P11"><text:tab/><text:tab/><text:tab/><text:tab/><text:tab/>block_init(new_mem, ptr-&gt;next, ptr-&gt;capacity-query-sizeof(mem_t), 1);</text:p>
      <text:p text:style-name="P11"><text:tab/><text:tab/><text:tab/><text:tab/><text:tab/>block_init(ptr, new_mem, query, 0);</text:p>
      <text:p text:style-name="P11"><text:tab/><text:tab/><text:tab/><text:tab/><text:tab/>return ptr+1;</text:p>
      <text:p text:style-name="P11"><text:tab/><text:tab/><text:tab/><text:tab/>}</text:p>
      <text:p text:style-name="P11"><text:tab/><text:tab/><text:tab/><text:tab/>else</text:p>
      <text:p text:style-name="P11"><text:tab/><text:tab/><text:tab/><text:tab/>{</text:p>
      <text:p text:style-name="P11"><text:tab/><text:tab/><text:tab/><text:tab/><text:tab/>ptr-&gt;is_free=0;</text:p>
      <text:p text:style-name="P11"><text:tab/><text:tab/><text:tab/><text:tab/><text:tab/>return ptr+1;</text:p>
      <text:p text:style-name="P11"><text:tab/><text:tab/><text:tab/><text:tab/>}</text:p>
      <text:p text:style-name="P11"><text:tab/><text:tab/><text:tab/>}</text:p>
      <text:p text:style-name="P11"><text:tab/><text:tab/><text:tab/>else</text:p>
      <text:p text:style-name="P11"><text:tab/><text:tab/><text:tab/>{</text:p>
      <text:p text:style-name="P11"><text:tab/><text:tab/><text:tab/><text:tab/>if(query==ptr-&gt;capacity)</text:p>
      <text:p text:style-name="P11"><text:tab/><text:tab/><text:tab/><text:tab/>{</text:p>
      <text:p text:style-name="P11"><text:tab/><text:tab/><text:tab/><text:tab/><text:tab/>printf("capacity equal to query\n");</text:p>
      <text:p text:style-name="P11"><text:tab/><text:tab/><text:tab/><text:tab/><text:tab/>ptr-&gt;is_free=0;</text:p>
      <text:p text:style-name="P11"><text:tab/><text:tab/><text:tab/><text:tab/><text:tab/>return ptr+1;</text:p>
      <text:p text:style-name="P11"><text:tab/><text:tab/><text:tab/><text:tab/>}</text:p>
      <text:p text:style-name="P11"><text:tab/><text:tab/><text:tab/><text:tab/>else</text:p>
      <text:p text:style-name="P11"><text:tab/><text:tab/><text:tab/><text:tab/>{</text:p>
      <text:p text:style-name="P11"><text:tab/><text:tab/><text:tab/><text:tab/><text:tab/> if(ptr-&gt;next==NULL)</text:p>
      <text:p text:style-name="P11"><text:tab/><text:tab/><text:tab/><text:tab/><text:tab/> {</text:p>
      <text:p text:style-name="P11"><text:tab/><text:tab/><text:tab/><text:tab/><text:tab/><text:tab/></text:p>
      <text:p text:style-name="P11"><text:tab/><text:tab/><text:tab/><text:tab/><text:tab/><text:tab/> if(move_border(query-ptr-&gt;capacity)!=NULL)</text:p>
      <text:p text:style-name="P11"><text:tab/><text:tab/><text:tab/><text:tab/><text:tab/><text:tab/> {</text:p>
      <text:p text:style-name="P11"><text:tab/><text:tab/><text:tab/><text:tab/><text:tab/><text:tab/><text:tab/> block_init(ptr, NULL, query, 0);</text:p>
      <text:p text:style-name="P11"><text:tab/><text:tab/><text:tab/><text:tab/><text:tab/><text:tab/><text:tab/> return ptr+1;</text:p>
      <text:p text:style-name="P11"><text:tab/><text:tab/><text:tab/><text:tab/><text:tab/><text:tab/> }</text:p>
      <text:p text:style-name="P11"><text:tab/><text:tab/><text:tab/><text:tab/><text:tab/><text:tab/> </text:p>
      <text:p text:style-name="P11"><text:tab/><text:tab/><text:tab/><text:tab/><text:tab/><text:tab/>mark_page(ptr);</text:p>
      <text:p text:style-name="P11"><text:tab/><text:tab/><text:tab/><text:tab/><text:tab/><text:tab/>new_mem = get_new_page(query);</text:p>
      <text:p text:style-name="P11"><text:tab/><text:tab/><text:tab/><text:tab/><text:tab/><text:tab/>if(new_mem!=NULL)</text:p>
      <text:p text:style-name="P11"><text:tab/><text:tab/><text:tab/><text:tab/><text:tab/><text:tab/>{</text:p>
      <text:p text:style-name="P11"><text:soft-page-break/><text:tab/><text:tab/><text:tab/><text:tab/><text:tab/><text:tab/><text:tab/>return add_next(ptr, new_mem, query);</text:p>
      <text:p text:style-name="P11"><text:tab/><text:tab/><text:tab/><text:tab/><text:tab/><text:tab/>}</text:p>
      <text:p text:style-name="P11"><text:tab/><text:tab/><text:tab/><text:tab/><text:tab/><text:tab/></text:p>
      <text:p text:style-name="P11"><text:tab/><text:tab/><text:tab/><text:tab/><text:tab/><text:tab/>defragmentation();</text:p>
      <text:p text:style-name="P11"><text:tab/><text:tab/><text:tab/><text:tab/><text:tab/><text:tab/>new_mem=move_border(query+sizeof(mem_t));</text:p>
      <text:p text:style-name="P11"><text:tab/><text:tab/><text:tab/><text:tab/><text:tab/><text:tab/>if(new_mem!=NULL)</text:p>
      <text:p text:style-name="P11"><text:tab/><text:tab/><text:tab/><text:tab/><text:tab/><text:tab/>{</text:p>
      <text:p text:style-name="P11"><text:tab/><text:tab/><text:tab/><text:tab/><text:tab/><text:tab/><text:tab/>block_init(new_mem, NULL, query, 0);</text:p>
      <text:p text:style-name="P11"><text:tab/><text:tab/><text:tab/><text:tab/><text:tab/><text:tab/><text:tab/>return add_list_front(new_mem);</text:p>
      <text:p text:style-name="P11"><text:tab/><text:tab/><text:tab/><text:tab/><text:tab/><text:tab/>}</text:p>
      <text:p text:style-name="P11"><text:tab/><text:tab/><text:tab/><text:tab/><text:tab/><text:tab/>return NULL;</text:p>
      <text:p text:style-name="P11"><text:tab/><text:tab/><text:tab/><text:tab/><text:tab/>}</text:p>
      <text:p text:style-name="P11"><text:tab/><text:tab/><text:tab/><text:tab/><text:tab/>else</text:p>
      <text:p text:style-name="P11"><text:tab/><text:tab/><text:tab/><text:tab/><text:tab/>{</text:p>
      <text:p text:style-name="P11"><text:tab/><text:tab/><text:tab/><text:tab/><text:tab/><text:tab/>size_t free_size = -sizeof(mem_t) ;</text:p>
      <text:p text:style-name="P11"><text:tab/><text:tab/><text:tab/><text:tab/><text:tab/><text:tab/>mem_t* first_block=ptr;</text:p>
      <text:p text:style-name="P11"><text:tab/><text:tab/><text:tab/><text:tab/><text:tab/><text:tab/>mem_t* last_block;</text:p>
      <text:p text:style-name="P11"><text:tab/><text:tab/><text:tab/><text:tab/><text:tab/><text:tab/></text:p>
      <text:p text:style-name="P11"><text:tab/><text:tab/><text:tab/><text:tab/><text:tab/><text:tab/></text:p>
      <text:p text:style-name="P11"><text:tab/><text:tab/><text:tab/><text:tab/><text:tab/><text:tab/>while(ptr-&gt;is_free )</text:p>
      <text:p text:style-name="P11"><text:tab/><text:tab/><text:tab/><text:tab/><text:tab/><text:tab/>{</text:p>
      <text:p text:style-name="P11"><text:tab/><text:tab/><text:tab/><text:tab/><text:tab/><text:tab/><text:tab/>last_block=ptr;</text:p>
      <text:p text:style-name="P11"><text:tab/><text:tab/><text:tab/><text:tab/><text:tab/><text:tab/><text:tab/>free_size+=ptr-&gt;capacity;</text:p>
      <text:p text:style-name="P11"><text:tab/><text:tab/><text:tab/><text:tab/><text:tab/><text:tab/><text:tab/>free_size+=sizeof(mem_t);</text:p>
      <text:p text:style-name="P11"><text:tab/><text:tab/><text:tab/><text:tab/><text:tab/><text:tab/><text:tab/></text:p>
      <text:p text:style-name="P11"><text:tab/><text:tab/><text:tab/><text:tab/><text:tab/><text:tab/><text:tab/>if(ptr-&gt;next==NULL)</text:p>
      <text:p text:style-name="P11"><text:tab/><text:tab/><text:tab/><text:tab/><text:tab/><text:tab/><text:tab/>{break;}</text:p>
      <text:p text:style-name="P11"><text:tab/><text:tab/><text:tab/><text:tab/><text:tab/><text:tab/><text:tab/>ptr=ptr-&gt;next;</text:p>
      <text:p text:style-name="P11"><text:tab/><text:tab/><text:tab/><text:tab/><text:tab/><text:tab/>}</text:p>
      <text:p text:style-name="P11"><text:tab/><text:tab/><text:tab/><text:tab/><text:tab/><text:tab/></text:p>
      <text:p text:style-name="P11"><text:tab/><text:tab/><text:tab/><text:tab/><text:tab/><text:tab/>block_init(first_block, last_block-&gt;next, free_size, 1);</text:p>
      <text:p text:style-name="P11"><text:tab/><text:tab/><text:tab/><text:tab/><text:tab/><text:tab/></text:p>
      <text:p text:style-name="P11"><text:tab/><text:tab/><text:tab/><text:tab/><text:tab/><text:tab/>ptr=first_block;</text:p>
      <text:p text:style-name="P11"><text:tab/><text:tab/><text:tab/><text:tab/><text:tab/><text:tab/>if(first_block!=last_block)</text:p>
      <text:p text:style-name="P11"><text:tab/><text:tab/><text:tab/><text:tab/><text:tab/><text:tab/>{continue;}</text:p>
      <text:p text:style-name="P11"><text:tab/><text:tab/><text:tab/><text:tab/><text:tab/>}<text:tab/><text:tab/><text:tab/><text:tab/><text:tab/><text:tab/></text:p>
      <text:p text:style-name="P11"><text:tab/><text:tab/><text:tab/></text:p>
      <text:p text:style-name="P11"><text:tab/><text:tab/><text:tab/><text:tab/>}</text:p>
      <text:p text:style-name="P11"><text:tab/><text:tab/><text:tab/>} </text:p>
      <text:p text:style-name="P11"><text:tab/><text:tab/>}</text:p>
      <text:p text:style-name="P11"><text:tab/><text:tab/>else</text:p>
      <text:p text:style-name="P11"><text:tab/><text:tab/>{</text:p>
      <text:p text:style-name="P11"><text:tab/><text:tab/><text:tab/>if(ptr-&gt;next==NULL)</text:p>
      <text:p text:style-name="P11"><text:tab/><text:tab/><text:tab/>{</text:p>
      <text:p text:style-name="P11"><text:tab/><text:tab/><text:tab/><text:tab/>new_mem=move_border(query+sizeof(mem_t));</text:p>
      <text:p text:style-name="P11"><text:tab/><text:tab/><text:tab/><text:tab/>if(new_mem!=NULL)</text:p>
      <text:p text:style-name="P11"><text:tab/><text:tab/><text:tab/><text:tab/>{</text:p>
      <text:p text:style-name="P11"><text:tab/><text:tab/><text:tab/><text:tab/><text:tab/>return add_next(ptr, new_mem, query);</text:p>
      <text:p text:style-name="P11"><text:tab/><text:tab/><text:tab/><text:tab/>}</text:p>
      <text:p text:style-name="P11"><text:tab/><text:tab/><text:tab/><text:tab/></text:p>
      <text:p text:style-name="P11"><text:tab/><text:tab/><text:tab/><text:tab/></text:p>
      <text:p text:style-name="P11"><text:tab/><text:tab/><text:tab/><text:tab/>mark_page(ptr);</text:p>
      <text:p text:style-name="P11"><text:tab/><text:tab/><text:tab/><text:tab/>new_mem = get_new_page(query);</text:p>
      <text:p text:style-name="P11"><text:tab/><text:tab/><text:tab/><text:tab/>if(new_mem!=NULL)</text:p>
      <text:p text:style-name="P11"><text:tab/><text:tab/><text:tab/><text:tab/>{</text:p>
      <text:p text:style-name="P11"><text:tab/><text:tab/><text:tab/><text:tab/><text:tab/>printf("new page\n");</text:p>
      <text:p text:style-name="P11"><text:tab/><text:tab/><text:tab/><text:tab/><text:tab/>return add_next(ptr, new_mem, query);</text:p>
      <text:p text:style-name="P11"><text:tab/><text:tab/><text:tab/><text:tab/>}</text:p>
      <text:p text:style-name="P11"><text:tab/><text:tab/><text:tab/><text:tab/></text:p>
      <text:p text:style-name="P11"><text:tab/><text:tab/><text:tab/><text:tab/>defragmentation();</text:p>
      <text:p text:style-name="P11"><text:tab/><text:tab/><text:tab/><text:tab/>new_mem=move_border(query+sizeof(mem_t));</text:p>
      <text:p text:style-name="P11"><text:tab/><text:tab/><text:tab/><text:tab/>if(new_mem!=NULL)</text:p>
      <text:p text:style-name="P11"><text:tab/><text:tab/><text:tab/><text:tab/>{</text:p>
      <text:p text:style-name="P11"><text:tab/><text:tab/><text:tab/><text:tab/><text:tab/>block_init(new_mem, NULL, query, 0);</text:p>
      <text:p text:style-name="P11"><text:tab/><text:tab/><text:tab/><text:tab/><text:tab/>return add_list_front(new_mem);</text:p>
      <text:p text:style-name="P11"><text:tab/><text:tab/><text:tab/><text:tab/>}</text:p>
      <text:p text:style-name="P11"><text:tab/><text:tab/><text:tab/><text:tab/>return NULL;</text:p>
      <text:p text:style-name="P11"><text:tab/><text:tab/><text:tab/>}</text:p>
      <text:p text:style-name="P11"><text:tab/><text:tab/>}</text:p>
      <text:p text:style-name="P11"><text:tab/><text:tab/>ptr=ptr-&gt;next;</text:p>
      <text:p text:style-name="P11"><text:tab/>}</text:p>
      <text:p text:style-name="P11">}</text:p>
      <text:p text:style-name="P11">void _free( void* const mem )</text:p>
      <text:p text:style-name="P11">{</text:p>
      <text:p text:style-name="P11"><text:tab/>if(mem==NULL)</text:p>
      <text:p text:style-name="P11"><text:tab/>{</text:p>
      <text:p text:style-name="P11"><text:tab/><text:tab/>return;</text:p>
      <text:p text:style-name="P11"><text:tab/>}</text:p>
      <text:p text:style-name="P11"><text:tab/>if(((mem_t*)mem-1)-&gt; is_free)</text:p>
      <text:p text:style-name="P11"><text:tab/>{</text:p>
      <text:p text:style-name="P11"><text:tab/><text:tab/><text:span text:style-name="T21">return;</text:span></text:p>
      <text:p text:style-name="P11"><text:tab/>}</text:p>
      <text:p text:style-name="P11"><text:soft-page-break/><text:tab/>else</text:p>
      <text:p text:style-name="P11"><text:tab/>{</text:p>
      <text:p text:style-name="P11"><text:tab/><text:tab/>((mem_t*)mem-1)-&gt;is_free=1;</text:p>
      <text:p text:style-name="P11"><text:tab/>}</text:p>
      <text:p text:style-name="P11">}</text:p>
      <text:p text:style-name="P11"/>
      <text:p text:style-name="P11">void mark_page( mem_t* const mem )</text:p>
      <text:p text:style-name="P11">{</text:p>
      <text:p text:style-name="P11"><text:tab/>size_t free_space = (size_t)current_border - (size_t)current_position;</text:p>
      <text:p text:style-name="P11"><text:tab/>mem-&gt;capacity = mem-&gt;capacity + free_space; </text:p>
      <text:p text:style-name="P11">}</text:p>
      <text:p text:style-name="P11"/>
      <text:p text:style-name="P11">void defragmentation( )</text:p>
      <text:p text:style-name="P11">{</text:p>
      <text:p text:style-name="P11"><text:tab/>mem_t* ptr=heap_start;</text:p>
      <text:p text:style-name="P11"><text:tab/>void* cur_pos=heap_start;</text:p>
      <text:p text:style-name="P11"><text:tab/>int is_prev_blocks_free=0;</text:p>
      <text:p text:style-name="P11"><text:tab/>mem_t* last_full_block;</text:p>
      <text:p text:style-name="P11"><text:tab/>if(heap_start==NULL)</text:p>
      <text:p text:style-name="P11"><text:tab/>{</text:p>
      <text:p text:style-name="P11"><text:tab/><text:tab/>return;</text:p>
      <text:p text:style-name="P11"><text:tab/>}</text:p>
      <text:p text:style-name="P11"><text:tab/>while(1)</text:p>
      <text:p text:style-name="P11"><text:tab/>{</text:p>
      <text:p text:style-name="P11"><text:tab/><text:tab/>if(ptr-&gt;is_free)</text:p>
      <text:p text:style-name="P11"><text:tab/><text:tab/>{</text:p>
      <text:p text:style-name="P11"><text:tab/><text:tab/><text:tab/>is_prev_blocks_free=1;</text:p>
      <text:p text:style-name="P11"><text:tab/><text:tab/><text:tab/>ptr=ptr-&gt;next;</text:p>
      <text:p text:style-name="P11"><text:tab/><text:tab/>}</text:p>
      <text:p text:style-name="P11"><text:tab/><text:tab/>else</text:p>
      <text:p text:style-name="P11"><text:tab/><text:tab/>{</text:p>
      <text:p text:style-name="P11"><text:tab/><text:tab/><text:tab/>last_full_block=cur_pos;</text:p>
      <text:p text:style-name="P11"><text:tab/><text:tab/><text:tab/>if(is_prev_blocks_free)</text:p>
      <text:p text:style-name="P11"><text:tab/><text:tab/><text:tab/>{</text:p>
      <text:p text:style-name="P11"><text:tab/><text:tab/><text:tab/><text:tab/>memmove(cur_pos, (void*)ptr, ptr-&gt;capacity+sizeof(mem_t));</text:p>
      <text:p text:style-name="P11"><text:tab/><text:tab/><text:tab/><text:tab/>ptr=((mem_t*)cur_pos)-&gt;next;</text:p>
      <text:p text:style-name="P11"><text:tab/><text:tab/><text:tab/>}</text:p>
      <text:p text:style-name="P11"><text:tab/><text:tab/><text:tab/>else</text:p>
      <text:p text:style-name="P11"><text:tab/><text:tab/><text:tab/>{</text:p>
      <text:p text:style-name="P11"><text:tab/><text:tab/><text:tab/><text:tab/>ptr=ptr-&gt;next;</text:p>
      <text:p text:style-name="P11"><text:tab/><text:tab/><text:tab/>}</text:p>
      <text:p text:style-name="P11"><text:tab/><text:tab/><text:tab/>cur_pos=(void*)((size_t)cur_pos+ptr-&gt;capacity);</text:p>
      <text:p text:style-name="P11"><text:tab/><text:tab/><text:tab/>cur_pos=(void*)((size_t)cur_pos+sizeof(mem_t));</text:p>
      <text:p text:style-name="P11"><text:tab/><text:tab/><text:tab/>is_prev_blocks_free=0;</text:p>
      <text:p text:style-name="P11"><text:tab/><text:tab/>}</text:p>
      <text:p text:style-name="P11"><text:tab/><text:tab/>if(ptr-&gt;next==NULL)</text:p>
      <text:p text:style-name="P11"><text:tab/><text:tab/>{ </text:p>
      <text:p text:style-name="P11"><text:tab/><text:tab/><text:tab/>if(is_prev_blocks_free)</text:p>
      <text:p text:style-name="P11"><text:tab/><text:tab/><text:tab/>{</text:p>
      <text:p text:style-name="P11"><text:tab/><text:tab/><text:tab/><text:tab/>last_full_block-&gt;next=NULL;</text:p>
      <text:p text:style-name="P11"><text:tab/><text:tab/><text:tab/>}</text:p>
      <text:p text:style-name="P11"><text:tab/><text:tab/><text:tab/></text:p>
      <text:p text:style-name="P11"><text:tab/><text:tab/><text:tab/>return;</text:p>
      <text:p text:style-name="P11"><text:tab/><text:tab/>}</text:p>
      <text:p text:style-name="P11"><text:tab/>}</text:p>
      <text:p text:style-name="P11">}</text:p>
      <text:p text:style-name="P11"/>
      <text:p text:style-name="P11">void* heap_init( const size_t query )</text:p>
      <text:p text:style-name="P11">{<text:tab/></text:p>
      <text:p text:style-name="P11"><text:tab/>page_size = sysconf(_SC_PAGESIZE);</text:p>
      <text:p text:style-name="P11"><text:tab/>heap_start = get_new_page(query);</text:p>
      <text:p text:style-name="P11"><text:tab/></text:p>
      <text:p text:style-name="P11"><text:tab/>if(heap_start!=NULL)</text:p>
      <text:p text:style-name="P11"><text:tab/>{</text:p>
      <text:p text:style-name="P11"><text:tab/><text:tab/>return heap_start+1;</text:p>
      <text:p text:style-name="P11"><text:tab/>}</text:p>
      <text:p text:style-name="P11"><text:tab/>return NULL;</text:p>
      <text:p text:style-name="P11"><text:tab/></text:p>
      <text:p text:style-name="P11">}</text:p>
      <text:p text:style-name="P11"/>
      <text:p text:style-name="P11">void* get_new_page( const size_t query )</text:p>
      <text:p text:style-name="P11">{</text:p>
      <text:p text:style-name="P11"><text:tab/>size_t real_size=query+sizeof(mem_t);</text:p>
      <text:p text:style-name="P11"><text:tab/>void* new_current_position=map_somewhere(real_size);</text:p>
      <text:p text:style-name="P11"><text:tab/>if (new_current_position!=MAP_FAILED)</text:p>
      <text:p text:style-name="P11"><text:tab/>{</text:p>
      <text:p text:style-name="P11"><text:tab/><text:tab/>block_init(new_current_position, NULL, query, 0);</text:p>
      <text:p text:style-name="P11"><text:tab/><text:tab/>current_position=(void*)((size_t)new_current_position+real_size);</text:p>
      <text:p text:style-name="P11"><text:tab/><text:tab/>current_border=(void*)((size_t)new_current_position + real_size +(page_size- real_size % page_size)%page_size);</text:p>
      <text:p text:style-name="P11"><text:tab/><text:tab/>return new_current_position;</text:p>
      <text:p text:style-name="P11"><text:tab/>}</text:p>
      <text:p text:style-name="P11"><text:soft-page-break/><text:tab/>return NULL;</text:p>
      <text:p text:style-name="P11">}</text:p>
      <text:p text:style-name="P11"/>
      <text:p text:style-name="P11"/>
      <text:p text:style-name="P11">void* map_somewhere( const size_t query )</text:p>
      <text:p text:style-name="P11">{ </text:p>
      <text:p text:style-name="P11"><text:tab/>return mmap(NULL, sizeof(mem_t)+ query,</text:p>
      <text:p text:style-name="P11"><text:tab/><text:tab/><text:tab/>PROT_READ | <text:s/>PROT_WRITE, MAP_SHARED | MAP_ANONYMOUS, -1, 0);</text:p>
      <text:p text:style-name="P11">}</text:p>
      <text:p text:style-name="P11"/>
      <text:p text:style-name="P11">void* map_nearby( void* const addr, const size_t query )</text:p>
      <text:p text:style-name="P11">{</text:p>
      <text:p text:style-name="P11"><text:tab/>return mmap(addr, sizeof(mem_t)+ query, </text:p>
      <text:p text:style-name="P11"><text:tab/><text:tab/><text:tab/>PROT_READ | PROT_WRITE, MAP_SHARED | MAP_ANONYMOUS, -1, 0); </text:p>
      <text:p text:style-name="P11">}</text:p>
      <text:p text:style-name="P11"/>
      <text:p text:style-name="P11">void* map_here( void* const addr, const size_t query )</text:p>
      <text:p text:style-name="P11">{</text:p>
      <text:p text:style-name="P11"><text:tab/>if ((size_t)addr % page_size==0)</text:p>
      <text:p text:style-name="P11"><text:tab/>{ </text:p>
      <text:p text:style-name="P11"><text:tab/><text:tab/>return mmap(addr, sizeof(mem_t)+query, </text:p>
      <text:p text:style-name="P11"><text:tab/><text:tab/><text:tab/><text:tab/>PROT_READ | PROT_WRITE, MAP_FIXED | MAP_SHARED | MAP_ANONYMOUS, -1, 0); </text:p>
      <text:p text:style-name="P11"><text:tab/>}</text:p>
      <text:p text:style-name="P11"><text:tab/>else</text:p>
      <text:p text:style-name="P11"><text:tab/>{</text:p>
      <text:p text:style-name="P11"><text:tab/><text:tab/>return NULL;</text:p>
      <text:p text:style-name="P11"><text:tab/>}</text:p>
      <text:p text:style-name="P11">}</text:p>
      <text:p text:style-name="P11"/>
      <text:p text:style-name="P11">void* add_next( mem_t* const old_mem, mem_t* const new_mem, size_t query )</text:p>
      <text:p text:style-name="P11">{</text:p>
      <text:p text:style-name="P11"><text:tab/>block_init(new_mem , NULL, query, 0);</text:p>
      <text:p text:style-name="P11"><text:tab/>old_mem-&gt;next=new_mem;</text:p>
      <text:p text:style-name="P11"><text:tab/>return new_mem+1;</text:p>
      <text:p text:style-name="P11">}</text:p>
      <text:p text:style-name="P11">void* add_list_front( mem_t* const block )</text:p>
      <text:p text:style-name="P11">{</text:p>
      <text:p text:style-name="P11"><text:tab/>mem_t* ptr=heap_start;</text:p>
      <text:p text:style-name="P11"><text:tab/></text:p>
      <text:p text:style-name="P11"><text:tab/>if(heap_start==NULL)</text:p>
      <text:p text:style-name="P11"><text:tab/>{</text:p>
      <text:p text:style-name="P11"><text:tab/><text:tab/>return NULL;</text:p>
      <text:p text:style-name="P11"><text:tab/>}</text:p>
      <text:p text:style-name="P11"><text:tab/>while(ptr-&gt;next!=NULL)</text:p>
      <text:p text:style-name="P11"><text:tab/>{</text:p>
      <text:p text:style-name="P11"><text:tab/><text:tab/>ptr=ptr-&gt;next;<text:tab/><text:tab/></text:p>
      <text:p text:style-name="P11"><text:tab/>}</text:p>
      <text:p text:style-name="P11"><text:tab/>ptr-&gt;next=block;</text:p>
      <text:p text:style-name="P11"><text:tab/>return block+1;</text:p>
      <text:p text:style-name="P11">}</text:p>
      <text:p text:style-name="P11"/>
      <text:p text:style-name="P11">void* move_border( const size_t query )</text:p>
      <text:p text:style-name="P11">{ </text:p>
      <text:p text:style-name="P11"><text:tab/>void* ptr;</text:p>
      <text:p text:style-name="P11"><text:tab/>size_t free_space=(size_t)current_border-(size_t)current_position;</text:p>
      <text:p text:style-name="P11"><text:tab/>if(free_space&gt;=query)</text:p>
      <text:p text:style-name="P11"><text:tab/>{</text:p>
      <text:p text:style-name="P11"><text:tab/><text:tab/>void* old_curr=current_position;</text:p>
      <text:p text:style-name="P11"><text:tab/><text:tab/>current_position=(void*)((size_t)current_position+query);</text:p>
      <text:p text:style-name="P11"><text:tab/><text:tab/>return old_curr;</text:p>
      <text:p text:style-name="P11"><text:tab/>}</text:p>
      <text:p text:style-name="P11"><text:tab/></text:p>
      <text:p text:style-name="P11"><text:tab/></text:p>
      <text:p text:style-name="P11"><text:tab/>ptr = map_here(current_border, query);</text:p>
      <text:p text:style-name="P11"><text:tab/>if(ptr!=MAP_FAILED)</text:p>
      <text:p text:style-name="P11"><text:tab/>{</text:p>
      <text:p text:style-name="P11"><text:tab/><text:tab/>void* old_curr=current_position;</text:p>
      <text:p text:style-name="P11"><text:tab/><text:tab/>current_position=(void*)((size_t)current_position+query);</text:p>
      <text:p text:style-name="P11"><text:tab/><text:tab/>return old_curr;</text:p>
      <text:p text:style-name="P11"><text:tab/>}</text:p>
      <text:p text:style-name="P11"><text:tab/>return NULL;</text:p>
      <text:p text:style-name="P11">}</text:p>
      <text:p text:style-name="P11"/>
      <text:p text:style-name="P11">void block_init( mem_t* const block, void* const ptr, const size_t size, const int is_free )</text:p>
      <text:p text:style-name="P11">{</text:p>
      <text:p text:style-name="P11"><text:tab/>block-&gt;next=ptr;</text:p>
      <text:p text:style-name="P11"><text:tab/>block-&gt;capacity=size;</text:p>
      <text:p text:style-name="P11"><text:tab/>block-&gt;is_free=is_free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7-01-12T06:38:37.498000000</dc:date>
    <meta:editing-duration>P2DT22H38M8S</meta:editing-duration>
    <meta:editing-cycles>222</meta:editing-cycles>
    <meta:print-date>2016-11-17T09:11:42.934000000</meta:print-date>
    <meta:document-statistic meta:table-count="0" meta:image-count="0" meta:object-count="0" meta:page-count="5" meta:paragraph-count="335" meta:word-count="676" meta:character-count="6758" meta:non-whitespace-character-count="5570"/>
  </office:meta>
</office:document-meta>
</file>